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, Helvetica, Arial, sans-serif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line-height-at-least="0.529cm" fo:text-indent="0cm" style:auto-text-indent="false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265cm" style:line-height-at-least="0.529cm" fo:text-indent="0cm" style:auto-text-indent="false"/>
      <style:text-properties fo:font-variant="normal" fo:text-transform="none" fo:color="#9f382b" style:font-name="Times New Roman1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65cm" style:line-height-at-least="0.529cm" fo:text-indent="0cm" style:auto-text-indent="false"/>
      <style:text-properties style:font-name="Times New Roman1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T1" style:family="text">
      <style:text-properties fo:font-variant="normal" fo:text-transform="none" fo:color="#9f382b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9f382b" style:font-name="Roboto" fo:letter-spacing="normal" fo:font-style="normal" fo:font-weight="normal"/>
    </style:style>
    <style:style style:name="T3" style:family="text">
      <style:text-properties fo:font-variant="normal" fo:text-transform="none" fo:color="#9f382b" style:font-name="Roboto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9f382b" fo:letter-spacing="normal" fo:font-style="normal" fo:font-weight="normal"/>
    </style:style>
    <style:style style:name="T5" style:family="text">
      <style:text-properties fo:font-variant="normal" fo:text-transform="none" fo:color="#9f382b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9f382b" style:font-name="Times New Roman1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33333" style:font-name="Roboto" fo:font-size="10.5pt" fo:letter-spacing="normal" fo:font-style="normal" fo:font-weight="normal"/>
    </style:style>
    <style:style style:name="T8" style:family="text">
      <style:text-properties fo:font-variant="normal" fo:text-transform="none" fo:color="#333333" style:font-name="Roboto" fo:font-size="10.5pt" fo:letter-spacing="normal" fo:font-style="italic" fo:font-weight="normal"/>
    </style:style>
    <style:style style:name="T9" style:family="text">
      <style:text-properties fo:font-variant="normal" fo:text-transform="none" fo:color="#333333" style:font-name="Roboto" fo:letter-spacing="normal" fo:font-style="normal" fo:font-weight="normal"/>
    </style:style>
    <style:style style:name="T10" style:family="text">
      <style:text-properties fo:font-variant="normal" fo:text-transform="none" fo:color="#333333" style:font-name="Roboto" fo:letter-spacing="normal" fo:font-style="italic" fo:font-weight="normal"/>
    </style:style>
    <style:style style:name="T11" style:family="text">
      <style:text-properties fo:font-variant="normal" fo:text-transform="none" fo:color="#333333" style:font-name="Roboto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333333" style:font-name="Roboto" fo:font-size="12pt" fo:letter-spacing="normal" fo:font-style="italic" fo:font-weight="normal" style:font-size-asian="12pt" style:font-size-complex="12pt"/>
    </style:style>
    <style:style style:name="T13" style:family="text">
      <style:text-properties fo:font-variant="normal" fo:text-transform="none" fo:color="#333333" fo:letter-spacing="normal" fo:font-style="normal" fo:font-weight="normal"/>
    </style:style>
    <style:style style:name="T14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333333" fo:font-size="12pt" fo:letter-spacing="normal" fo:font-style="italic" fo:font-weight="normal" style:font-size-asian="12pt" style:font-size-complex="12pt"/>
    </style:style>
    <style:style style:name="T16" style:family="text">
      <style:text-properties fo:font-variant="normal" fo:text-transform="none" fo:color="#333333" style:font-name="Times New Roman1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333333" style:font-name="Times New Roman1" fo:font-size="12pt" fo:letter-spacing="normal" fo:font-style="italic" fo:font-weight="normal" style:font-size-asian="12pt" style:font-size-complex="12pt"/>
    </style:style>
    <style:style style:name="T18" style:family="text">
      <style:text-properties fo:font-variant="normal" fo:text-transform="none" fo:color="#dc2300" style:font-name="Times New Roman" fo:font-size="14.25pt" fo:letter-spacing="normal" fo:font-style="normal" fo:font-weight="normal"/>
    </style:style>
    <style:style style:name="T19" style:family="text">
      <style:text-properties fo:font-variant="normal" fo:text-transform="none" fo:color="#dc2300" style:font-name="Times New Roman" fo:font-size="14pt" fo:letter-spacing="normal" fo:font-style="normal" fo:font-weight="normal"/>
    </style:style>
    <style:style style:name="T20" style:family="text">
      <style:text-properties fo:font-variant="normal" fo:text-transform="none" fo:color="#dc2300" style:font-name="Times New Roman" fo:letter-spacing="normal" fo:font-style="normal" fo:font-weight="normal"/>
    </style:style>
    <style:style style:name="T21" style:family="text">
      <style:text-properties fo:font-variant="normal" fo:text-transform="none" fo:color="#dc2300" style:font-name="Times New Roman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dc2300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dc2300" style:font-name="Times New Roman1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61160e" style:text-line-through-style="none" style:font-name="Times New Roman" fo:font-size="14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61160e" style:text-line-through-style="none" style:font-name="Times New Roman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fo:color="#61160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32" style:family="text">
      <style:text-properties fo:font-variant="normal" fo:text-transform="none" fo:color="#61160e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33" style:family="text">
      <style:text-properties fo:font-variant="normal" fo:text-transform="none" fo:color="#61160e" style:text-line-through-style="none" style:font-name="Times New Roman1" fo:font-size="12pt" fo:letter-spacing="normal" fo:font-style="normal" style:text-underline-style="none" fo:font-weight="normal" style:text-blinking="false" style:font-size-asian="12pt" style:font-size-complex="12pt"/>
    </style:style>
    <style:style style:name="T34" style:family="text">
      <style:text-properties fo:font-variant="normal" fo:text-transform="none" fo:color="#aaaaaa" style:font-name="Times New Roman" fo:font-size="14pt" fo:letter-spacing="normal" fo:font-style="italic" fo:font-weight="normal"/>
    </style:style>
    <style:style style:name="T35" style:family="text">
      <style:text-properties fo:font-variant="normal" fo:text-transform="none" fo:color="#aaaaaa" style:font-name="Times New Roman" fo:letter-spacing="normal" fo:font-style="italic" fo:font-weight="normal"/>
    </style:style>
    <style:style style:name="T36" style:family="text">
      <style:text-properties fo:font-variant="normal" fo:text-transform="none" fo:color="#aaaaaa" style:font-name="Times New Roman" fo:font-size="12pt" fo:letter-spacing="normal" fo:font-style="italic" fo:font-weight="normal" style:font-size-asian="12pt" style:font-size-complex="12pt"/>
    </style:style>
    <style:style style:name="T37" style:family="text">
      <style:text-properties fo:font-variant="normal" fo:text-transform="none" fo:color="#aaaaaa" fo:font-size="12pt" fo:letter-spacing="normal" fo:font-style="italic" fo:font-weight="normal" style:font-size-asian="12pt" style:font-size-complex="12pt"/>
    </style:style>
    <style:style style:name="T38" style:family="text">
      <style:text-properties fo:font-variant="normal" fo:text-transform="none" fo:color="#aaaaaa" style:font-name="Times New Roman1" fo:font-size="12pt" fo:letter-spacing="normal" fo:font-style="italic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rning Prayer</text:p>
      <text:p text:style-name="P3"/>
      <text:p text:style-name="P4"><text:span text:style-name="T4">Wednesday</text:span><text:span text:style-name="T13"><text:line-break/><text:line-break/>Morning Prayer</text:span></text:p>
      <text:p text:style-name="P5"><text:span text:style-name="T23">INVITATORY</text:span><text:span text:style-name="T28"><text:line-break/><text:line-break/></text:span><text:span text:style-name="T23">The Invitatory is said when this is the first ‘hour’ of the day.</text:span><text:span text:style-name="T28"><text:line-break/><text:line-break/><text:line-break/>Lord, </text:span><text:span text:style-name="T23">+</text:span><text:span text:style-name="T28"> open my lips.<text:line-break/></text:span><text:span text:style-name="T23">–</text:span><text:span text:style-name="T28"> And my mouth will proclaim your praise.<text:line-break/><text:line-break/></text:span><text:span text:style-name="T23">Ant.</text:span><text:span text:style-name="T28"> The Lord is risen, alleluia.<text:line-break/><text:line-break/><text:line-break/></text:span><text:span text:style-name="T23">Psalm 95<text:line-break/>A call to praise God</text:span><text:span text:style-name="T28"><text:line-break/><text:line-break/></text:span><text:span text:style-name="Emphasis"><text:span text:style-name="T38">Encourage each other daily while it is still today</text:span></text:span><text:span text:style-name="T38"> (Hebrews 3:13).</text:span><text:span text:style-name="T28"><text:line-break/><text:line-break/>Come, let us sing to the Lord </text:span><text:span text:style-name="T23">*</text:span><text:span text:style-name="T28"><text:line-break/>  and shout with joy to the Rock who saves us.<text:line-break/>Let us approach him with praise and thanksgiving </text:span><text:span text:style-name="T23">*</text:span><text:span text:style-name="T28"><text:line-break/>  and sing joyful songs to the Lord.<text:line-break/><text:line-break/></text:span><text:span text:style-name="T23">Ant.</text:span><text:span text:style-name="T28"> The Lord is risen, alleluia.<text:line-break/><text:line-break/>The Lord is God, the mighty God, </text:span><text:span text:style-name="T23">*</text:span><text:span text:style-name="T28"><text:line-break/>  the great king over all the gods.<text:line-break/>He holds in his hands the depths of the earth </text:span><text:span text:style-name="T23">*</text:span><text:span text:style-name="T28"><text:line-break/>  and the highest mountains as well.<text:line-break/>He made the sea; it belongs to him, </text:span><text:span text:style-name="T23">*</text:span><text:span text:style-name="T28"><text:line-break/>  the dry land, too, for it was formed by his hands.<text:line-break/><text:line-break/></text:span><text:span text:style-name="T23">Ant.</text:span><text:span text:style-name="T28"> The Lord is risen, alleluia.<text:line-break/><text:line-break/>Come, then, let us bow down and worship, </text:span><text:span text:style-name="T23">*</text:span><text:span text:style-name="T28"><text:line-break/>  bending the knee before the Lord, our maker.<text:line-break/>For he is our God and we are his people, </text:span><text:span text:style-name="T23">*</text:span><text:span text:style-name="T28"><text:line-break/>  the flock he shepherds.<text:line-break/><text:line-break/></text:span><text:span text:style-name="T23">Ant.</text:span><text:span text:style-name="T28"> The Lord is risen, alleluia.<text:line-break/><text:line-break/>Today, listen to the voice of the Lord: </text:span><text:span text:style-name="T23">†</text:span><text:span text:style-name="T28"><text:line-break/>Do not grow stubborn, as your fathers did<text:line-break/>  in the wilderness, </text:span><text:span text:style-name="T23">*</text:span><text:span text:style-name="T28"><text:line-break/>when at Meriba and Massah<text:line-break/>  they challenged me and provoked me, </text:span><text:span text:style-name="T23">*</text:span><text:span text:style-name="T28"><text:line-break/>Although they had seen all of my works.<text:line-break/></text:span><text:soft-page-break/><text:span text:style-name="T28"><text:line-break/></text:span><text:span text:style-name="T23">Ant.</text:span><text:span text:style-name="T28"> The Lord is risen, alleluia.<text:line-break/><text:line-break/>Forty years I endured that generation. </text:span><text:span text:style-name="T23">*</text:span><text:span text:style-name="T28"><text:line-break/>I said, “They are a people whose hearts go astray<text:line-break/>  and they do not know my ways.”<text:line-break/>So I swore in my anger, </text:span><text:span text:style-name="T23">*</text:span><text:span text:style-name="T28"><text:line-break/>  “They shall not enter into my rest.”<text:line-break/><text:line-break/></text:span><text:span text:style-name="T23">Ant.</text:span><text:span text:style-name="T28"> The Lord is risen, alleluia.<text:line-break/><text:line-break/>Glory to the Father, and to the Son, </text:span><text:span text:style-name="T23">*</text:span><text:span text:style-name="T28"><text:line-break/>and to the Holy Spirit:<text:line-break/>as it was in the beginning, is now, </text:span><text:span text:style-name="T23">*</text:span><text:span text:style-name="T28"><text:line-break/>and will be for ever. Amen.<text:line-break/><text:line-break/></text:span><text:span text:style-name="T23">Ant.</text:span><text:span text:style-name="T28"> The Lord is risen, alleluia.</text:span></text:p>
      <text:p text:style-name="P4"><text:span text:style-name="T13"><text:line-break/></text:span><text:bookmark text:name="hymn"/><text:span text:style-name="T4">HYMN</text:span><text:span text:style-name="T13"><text:line-break/><text:line-break/>Light’s glittering morn bedecks the sky,<text:line-break/>Heaven thunders forth its victor cry,<text:line-break/>The glad earth shouts its triumph high,<text:line-break/>And groaning hell makes wild reply:<text:line-break/><text:line-break/>While he, the King of glorious might,<text:line-break/>Treads down death’s strength in death’s despite,<text:line-break/>And trampling hell by victor’s right,<text:line-break/>Brings forth his sleeping Saints to light.<text:line-break/><text:line-break/>Fast barred beneath the stone of late<text:line-break/>In watch and ward where soldiers wait,<text:line-break/>Now shining in triumphant state,<text:line-break/>He rises Victor from death’s gate.<text:line-break/><text:line-break/>Hell’s pains are loosed, and tears are fled;<text:line-break/>Captivity is captive led;<text:line-break/>The Angel, crowned with light, hath said,<text:line-break/>“The Lord is risen from the dead.”<text:line-break/><text:line-break/></text:span><text:bookmark text:name="psalm"/></text:p>
      <text:p text:style-name="P1"><text:span text:style-name="T6">PSALMODY</text:span><text:span text:style-name="T16"><text:line-break/><text:line-break/></text:span><text:span text:style-name="T6">Ant. 1</text:span><text:span text:style-name="T16"> The splendor of Christ risen from the dead has shone on the people redeemed by his blood, alleluia.<text:line-break/><text:line-break/></text:span><text:span text:style-name="T6">Psalm 63:2-9<text:line-break/>A soul thirsting or God</text:span><text:span text:style-name="T16"><text:line-break/><text:line-break/></text:span><text:soft-page-break/><text:span text:style-name="Emphasis"><text:span text:style-name="T17">Whoever has left the darkness of sin yearns for God.</text:span></text:span><text:span text:style-name="T16"><text:line-break/><text:line-break/>O God, you are my God, for you I long; </text:span><text:span text:style-name="T6">*</text:span><text:span text:style-name="T16"><text:line-break/>for you my soul is thirsting.<text:line-break/>My body pines for you </text:span><text:span text:style-name="T6">*</text:span><text:span text:style-name="T16"><text:line-break/>like a dry, weary land without water.<text:line-break/>So I gaze on you in the sanctuary </text:span><text:span text:style-name="T6">*</text:span><text:span text:style-name="T16"><text:line-break/>to see your strength and your glory.<text:line-break/><text:line-break/>For your love is better than life, </text:span><text:span text:style-name="T6">*</text:span><text:span text:style-name="T16"><text:line-break/>my lips will speak your praise.<text:line-break/>So I will bless you all my life, </text:span><text:span text:style-name="T6">*</text:span><text:span text:style-name="T16"><text:line-break/>in your name I will lift up my hands.<text:line-break/>My soul shall be filled as with a banquet, </text:span><text:span text:style-name="T6">*</text:span><text:span text:style-name="T16"><text:line-break/>my mouth shall praise you with joy.<text:line-break/><text:line-break/>On my bed I remember you. </text:span><text:span text:style-name="T6">*</text:span><text:span text:style-name="T16"><text:line-break/>On you I muse through the night<text:line-break/>for you have been my help; </text:span><text:span text:style-name="T6">*</text:span><text:span text:style-name="T16"><text:line-break/>in the shadow of your wings I rejoice.<text:line-break/>My soul clings to you; </text:span><text:span text:style-name="T6">*</text:span><text:span text:style-name="T16"><text:line-break/>your right hand holds me fast.<text:line-break/><text:line-break/>Glory to the Father, and to the Son, </text:span><text:span text:style-name="T6">*</text:span><text:span text:style-name="T16"><text:line-break/>and to the Holy Spirit:<text:line-break/>as it was in the beginning, is now, </text:span><text:span text:style-name="T6">*</text:span><text:span text:style-name="T16"><text:line-break/>and will be for ever. Amen.<text:line-break/><text:line-break/></text:span><text:span text:style-name="T6">Ant.</text:span><text:span text:style-name="T16"> The splendor of Christ risen from the dead has shone on the people redeemed by his blood, alleluia.<text:line-break/><text:line-break/></text:span><text:span text:style-name="T6">Ant. 2</text:span><text:span text:style-name="T16"> Our Redeemer has risen from the tomb; let us sing a hymn of praise to the Lord our God, alleluia.<text:line-break/><text:line-break/></text:span><text:span text:style-name="T6">Canticle: Daniel 3:57-88, 56<text:line-break/>Let all creatures praise the Lord</text:span><text:span text:style-name="T16"><text:line-break/><text:line-break/></text:span><text:span text:style-name="Emphasis"><text:span text:style-name="T17">All you servants of the Lord, sing praise to him</text:span></text:span><text:span text:style-name="T16"> (Revelation 19:5).<text:line-break/><text:line-break/>Bless the Lord, all you works of the Lord. </text:span><text:span text:style-name="T6">*</text:span><text:span text:style-name="T16"><text:line-break/>Praise and exalt him above all forever.<text:line-break/>Angels of the Lord, bless the Lord. </text:span><text:span text:style-name="T6">*</text:span><text:span text:style-name="T16"><text:line-break/>You heavens, bless the Lord.<text:line-break/>All you waters above the heavens, bless the Lord. </text:span><text:span text:style-name="T6">*</text:span><text:span text:style-name="T16"><text:line-break/>All you hosts of the Lord, bless the Lord.<text:line-break/>Sun and moon, bless the Lord. </text:span><text:span text:style-name="T6">*</text:span><text:span text:style-name="T16"><text:line-break/>Stars of heaven, bless the Lord.<text:line-break/><text:line-break/></text:span><text:soft-page-break/><text:span text:style-name="T16">Every shower and dew, bless the Lord. </text:span><text:span text:style-name="T6">*</text:span><text:span text:style-name="T16"><text:line-break/>All you winds, bless the Lord.<text:line-break/>Fire and heat, bless the Lord. </text:span><text:span text:style-name="T6">*</text:span><text:span text:style-name="T16"><text:line-break/>Cold and chill, bless the Lord.<text:line-break/>Dew and rain, bless the Lord. </text:span><text:span text:style-name="T6">*</text:span><text:span text:style-name="T16"><text:line-break/>Frost and chill, bless the Lord.<text:line-break/>Ice and snow, bless the Lord. </text:span><text:span text:style-name="T6">*</text:span><text:span text:style-name="T16"><text:line-break/>Nights and days, bless the Lord.<text:line-break/>Light and darkness, bless the Lord. </text:span><text:span text:style-name="T6">*</text:span><text:span text:style-name="T16"><text:line-break/>Lightnings and clouds, bless the Lord.<text:line-break/><text:line-break/>Let the earth bless the Lord. </text:span><text:span text:style-name="T6">*</text:span><text:span text:style-name="T16"><text:line-break/>Praise and exalt him above all forever.<text:line-break/>Mountains and hills, bless the Lord. </text:span><text:span text:style-name="T6">*</text:span><text:span text:style-name="T16"><text:line-break/>Everything growing from the earth, bless the Lord.<text:line-break/>You springs, bless the Lord. </text:span><text:span text:style-name="T6">*</text:span><text:span text:style-name="T16"><text:line-break/>Seas and rivers, bless the Lord.<text:line-break/>You dolphins and all water creatures, bless the Lord. </text:span><text:span text:style-name="T6">*</text:span><text:span text:style-name="T16"><text:line-break/>All you birds of the air, bless the Lord.<text:line-break/>All you beasts, wild and tame, bless the Lord. </text:span><text:span text:style-name="T6">*</text:span><text:span text:style-name="T16"><text:line-break/>You sons of men, bless the Lord.<text:line-break/><text:line-break/>O Israel, bless the Lord. </text:span><text:span text:style-name="T6">*</text:span><text:span text:style-name="T16"><text:line-break/>Praise and exalt him above all forever.<text:line-break/>Priests of the Lord, bless the Lord. </text:span><text:span text:style-name="T6">*</text:span><text:span text:style-name="T16"><text:line-break/>Servants of the Lord, bless the Lord.<text:line-break/>Spirits and souls of the just, bless the Lord. </text:span><text:span text:style-name="T6">*</text:span><text:span text:style-name="T16"><text:line-break/>Holy men of humble heart, bless the Lord.<text:line-break/>Hananiah, Azariah, Mishael, bless the Lord. </text:span><text:span text:style-name="T6">*</text:span><text:span text:style-name="T16"><text:line-break/>Praise and exalt him above all forever.<text:line-break/><text:line-break/>Let us bless the Father, and the Son, and the Holy Spirit. </text:span><text:span text:style-name="T6">*</text:span><text:span text:style-name="T16"><text:line-break/>Let us praise and exalt him above all forever.<text:line-break/>Blessed are you, Lord, in the firmament of heaven. </text:span><text:span text:style-name="T6">*</text:span><text:span text:style-name="T16"><text:line-break/>Praiseworthy and glorious and exalted above all forever.<text:line-break/><text:line-break/></text:span><text:span text:style-name="T6">Ant.</text:span><text:span text:style-name="T16"> Our Redeemer has risen from the tomb; let us sing a hymn of praise to the Lord our God, alleluia.<text:line-break/><text:line-break/></text:span><text:span text:style-name="T6">Ant. 3</text:span><text:span text:style-name="T16"> Alleluia, the Lord is risen as he promised, alleluia.<text:line-break/><text:line-break/></text:span><text:span text:style-name="T6">Psalm 149<text:line-break/>The joy of God’s holy people</text:span><text:span text:style-name="T16"><text:line-break/><text:line-break/></text:span><text:span text:style-name="Emphasis"><text:span text:style-name="T17">Let the sons of the Church, the children of the new people, rejoice in Christ, their King</text:span></text:span><text:span text:style-name="T16"> (Hesychius).<text:line-break/><text:line-break/>Sing a new song to the Lord, </text:span><text:span text:style-name="T6">*</text:span><text:span text:style-name="T16"><text:line-break/>his praise in the assembly of the faithful.<text:line-break/></text:span><text:soft-page-break/><text:span text:style-name="T16">Let Israel rejoice in its maker, </text:span><text:span text:style-name="T6">*</text:span><text:span text:style-name="T16"><text:line-break/>let Zion’s sons exult in their king.<text:line-break/>Let them praise his name with dancing </text:span><text:span text:style-name="T6">*</text:span><text:span text:style-name="T16"><text:line-break/>and make music with timbrel and harp.<text:line-break/><text:line-break/>For the Lord takes delight in his people. </text:span><text:span text:style-name="T6">*</text:span><text:span text:style-name="T16"><text:line-break/>He crowns the poor with salvation.<text:line-break/>Let the faithful rejoice in their glory, </text:span><text:span text:style-name="T6">*</text:span><text:span text:style-name="T16"><text:line-break/>shout for joy and take their rest.<text:line-break/>Let the praise of God be on their lips </text:span><text:span text:style-name="T6">*</text:span><text:span text:style-name="T16"><text:line-break/>and a two-edged sword in their hand,<text:line-break/><text:line-break/>to deal out vengeance to the nations </text:span><text:span text:style-name="T6">*</text:span><text:span text:style-name="T16"><text:line-break/>and punishment on all the peoples;<text:line-break/>to bind their kings in chains </text:span><text:span text:style-name="T6">*</text:span><text:span text:style-name="T16"><text:line-break/>and their nobles in fetters of iron;<text:line-break/>to carry out the sentence pre-ordained; </text:span><text:span text:style-name="T6">*</text:span><text:span text:style-name="T16"><text:line-break/>this honor is for all his faithful.<text:line-break/><text:line-break/>Glory to the Father, and to the Son, </text:span><text:span text:style-name="T6">*</text:span><text:span text:style-name="T16"><text:line-break/>and to the Holy Spirit:<text:line-break/>as it was in the beginning, is now, </text:span><text:span text:style-name="T6">*</text:span><text:span text:style-name="T16"><text:line-break/>and will be for ever. Amen.<text:line-break/><text:line-break/><text:line-break/></text:span><text:span text:style-name="T6">Ant.</text:span><text:span text:style-name="T16"> Alleluia, the Lord is risen as he promised, alleluia.</text:span></text:p>
      <text:p text:style-name="P1"><text:span text:style-name="T6">READING</text:span><text:span text:style-name="T16"><text:line-break/></text:span><text:span text:style-name="T6">Romans 6:8-11</text:span><text:span text:style-name="T16"><text:line-break/><text:line-break/>If we have died with Christ, we believe that we are also to live with him. We know that Christ, once raised from the dead, will never die again; death has no more power over him. His death was death to sin, once for all; his life is life for God. In the same way, you must consider yourselves dead to sin but alive for God in Christ Jesus.<text:line-break/><text:line-break/></text:span><text:span text:style-name="T6">In place of the responsory the following is said:<text:line-break/><text:line-break/>Ant.</text:span><text:span text:style-name="T16"> This is the day the Lord has made; let us rejoice and be glad, alleluia.<text:line-break/><text:line-break/></text:span><text:span text:style-name="T6">GOSPEL CANTICLE</text:span><text:span text:style-name="T16"><text:line-break/><text:line-break/></text:span><text:span text:style-name="T6">Ant.</text:span><text:span text:style-name="T16"> Beginning with Moses and the prophets, Jesus interpreted for them all that had been written of him in the Scriptures, alleluia.<text:line-break/><text:line-break/></text:span><text:span text:style-name="T6">Luke 1:68-79<text:line-break/>The Messiah and his forerunner</text:span><text:span text:style-name="T16"><text:line-break/><text:line-break/>Blessed </text:span><text:span text:style-name="T6">+</text:span><text:span text:style-name="T16"> be the Lord, the God of Israel; </text:span><text:span text:style-name="T6">*</text:span><text:span text:style-name="T16"><text:line-break/>he has come to his people and set them free.<text:line-break/></text:span><text:soft-page-break/><text:span text:style-name="T16"><text:line-break/>He has raised up for us a mighty savior, </text:span><text:span text:style-name="T6">*</text:span><text:span text:style-name="T16"><text:line-break/>born of the house of his servant David.<text:line-break/><text:line-break/>Through his holy prophets he promised of old </text:span><text:span text:style-name="T6">†</text:span><text:span text:style-name="T16"><text:line-break/>  that he would save us from our enemies,</text:span><text:span text:style-name="T6">*</text:span><text:span text:style-name="T16"><text:line-break/>  from the hands of all who hate us.<text:line-break/><text:line-break/>He promised to show mercy to our fathers</text:span><text:span text:style-name="T6">*</text:span><text:span text:style-name="T16"><text:line-break/>and to remember his holy covenant.<text:line-break/><text:line-break/>This was the oath he swore to our father Abraham: </text:span><text:span text:style-name="T6">*</text:span><text:span text:style-name="T16"><text:line-break/>to set us free from the hands of our enemies,<text:line-break/>free to worship him without fear, </text:span><text:span text:style-name="T6">*</text:span><text:span text:style-name="T16"><text:line-break/>holy and righteous in his sight<text:line-break/>   all the days of our life.<text:line-break/><text:line-break/>You, my child, shall be called the prophet of the Most High; </text:span><text:span text:style-name="T6">*</text:span><text:span text:style-name="T16"><text:line-break/>for you will go before the Lord to prepare his way,<text:line-break/>to give his people knowledge of salvation </text:span><text:span text:style-name="T6">*</text:span><text:span text:style-name="T16"><text:line-break/>by the forgiveness of their sins.<text:line-break/><text:line-break/>In the tender compassion of our God </text:span><text:span text:style-name="T6">*</text:span><text:span text:style-name="T16"><text:line-break/>the dawn from on high shall break upon us,<text:line-break/>to shine on those who dwell in darkness and the shadow of death, </text:span><text:span text:style-name="T6">*</text:span><text:span text:style-name="T16"><text:line-break/>and to guide our feet into the way of peace.<text:line-break/><text:line-break/>Glory to the Father, and to the Son, </text:span><text:span text:style-name="T6">*</text:span><text:span text:style-name="T16"><text:line-break/>and to the Holy Spirit:<text:line-break/>as it was in the beginning, is now, </text:span><text:span text:style-name="T6">*</text:span><text:span text:style-name="T16"><text:line-break/>and will be for ever. Amen.<text:line-break/><text:line-break/></text:span><text:span text:style-name="T6">Ant.</text:span><text:span text:style-name="T16"> Beginning with Moses and the prophets, Jesus interpreted for them all that had been written of him in the Scriptures, alleluia.<text:line-break/><text:line-break/></text:span><text:span text:style-name="T6">INTERCESSIONS</text:span><text:span text:style-name="T16"><text:line-break/><text:line-break/>Christ was given up for our sins and rose again to make us righteous. Let us cry out to him, saying:<text:line-break/></text:span><text:span text:style-name="Emphasis"><text:span text:style-name="T17">Save us, Lord, by your victory.</text:span></text:span><text:span text:style-name="T16"><text:line-break/><text:line-break/>Christ our Savior, in conquering death you brought us joy, in rising again you raised us up and filled us with the abundance of your gifts,<text:line-break/></text:span><text:span text:style-name="T6">–</text:span><text:span text:style-name="T16"> stir up our hearts, and sanctify this day through the gift of your Holy Spirit.<text:line-break/></text:span><text:span text:style-name="Emphasis"><text:span text:style-name="T17">Save us, Lord, by your victory.</text:span></text:span><text:span text:style-name="T16"><text:line-break/><text:line-break/>You are glorified by the angels in heaven and adored by mankind on earth; as we celebrate your resurrection,<text:line-break/></text:span><text:span text:style-name="T6">–</text:span><text:span text:style-name="T16"> accept our worship in spirit and in truth.<text:line-break/></text:span><text:soft-page-break/><text:span text:style-name="Emphasis"><text:span text:style-name="T17">Save us, Lord, by your victory.</text:span></text:span><text:span text:style-name="T16"><text:line-break/><text:line-break/>Lord Jesus, save us; show your great mercy to your people, as we look forward to our own resurrection,<text:line-break/></text:span><text:span text:style-name="T6">–</text:span><text:span text:style-name="T16"> have mercy on us, and protect us today from every evil.<text:line-break/></text:span><text:span text:style-name="Emphasis"><text:span text:style-name="T17">Save us, Lord, by your victory.</text:span></text:span><text:span text:style-name="T16"><text:line-break/><text:line-break/>King of glory, source of our life, grant that, when you come again,<text:line-break/></text:span><text:span text:style-name="T6">–</text:span><text:span text:style-name="T16"> we may be one with you in glory.<text:line-break/></text:span><text:span text:style-name="Emphasis"><text:span text:style-name="T17">Save us, Lord, by your victory.</text:span></text:span><text:span text:style-name="T16"><text:line-break/><text:line-break/></text:span><text:span text:style-name="T6">THE LORD’S PRAYER</text:span><text:span text:style-name="T16"><text:line-break/><text:line-break/></text:span><text:span text:style-name="T6">(</text:span><text:span text:style-name="T16">Gathering our prayer and praises into one, let us pray the prayer Christ himself taught us:</text:span><text:span text:style-name="T6">)</text:span><text:span text:style-name="T16"><text:line-break/><text:line-break/>Our Father, who art in heaven,<text:line-break/>hallowed be thy name;<text:line-break/>thy kingdom come;<text:line-break/>thy will be done on earth<text:line-break/>as it is in heaven.<text:line-break/>Give us this day our daily bread;<text:line-break/>and forgive us our trespasses<text:line-break/>as we forgive those who trespass against us;<text:line-break/>and lead us not into temptation,<text:line-break/>but deliver us from evil.<text:line-break/><text:line-break/></text:span><text:span text:style-name="T6">CONCLUDING PRAYER</text:span><text:span text:style-name="T16"><text:line-break/><text:line-break/>God our Father,<text:line-break/>on this solemn feast you give us the joy of recalling<text:line-break/>the rising of Christ to new life.<text:line-break/>May the joy of our annual celebration<text:line-break/>bring us to the joy of eternal life.<text:line-break/>We ask this through our Lord Jesus Christ, your Son,<text:line-break/>who lives and reigns with you and the Holy Spirit,<text:line-break/>one God, for ever and ever.<text:line-break/></text:span><text:span text:style-name="T6">–</text:span><text:span text:style-name="T16"> Amen.<text:line-break/><text:line-break/></text:span><text:span text:style-name="T6">Or:</text:span><text:span text:style-name="T16"><text:line-break/><text:line-break/>O God, who gladden us year by year<text:line-break/>with the solemnity of the Lord’s Resurrection,<text:line-break/>graciously grant<text:line-break/>that, by celebrating these present festivities<text:line-break/>we may merit through them to reach eternal joys.<text:line-break/>Through our Lord Jesus Christ, your Son,<text:line-break/>who lives and reigns with you in the unity of the Holy Spirit,<text:line-break/>one God, for ever and ever.<text:line-break/></text:span><text:soft-page-break/><text:span text:style-name="T6">–</text:span><text:span text:style-name="T16"> Amen.<text:line-break/><text:line-break/></text:span><text:span text:style-name="T6">DISMISSAL</text:span><text:span text:style-name="T16"><text:line-break/><text:line-break/></text:span><text:span text:style-name="T6">If a priest or deacon presides, he dismisses the people:</text:span><text:span text:style-name="T16"><text:line-break/><text:line-break/>The Lord be with you.<text:line-break/></text:span><text:span text:style-name="T6">–</text:span><text:span text:style-name="T16"> And with your spirit.<text:line-break/><text:line-break/>May almighty God bless you,<text:line-break/>the Father, and the Son, and the Holy Spirit.<text:line-break/></text:span><text:span text:style-name="T6">–</text:span><text:span text:style-name="T16"> Amen.<text:line-break/><text:line-break/></text:span><text:span text:style-name="T6">Another form of the blessing may be used, as at Mass.<text:line-break/><text:line-break/>Then he adds:</text:span><text:span text:style-name="T16"><text:line-break/><text:line-break/>Go in peace, alleluia, alleluia.<text:line-break/></text:span><text:span text:style-name="T6">–</text:span><text:span text:style-name="T16"> Thanks be to God, alleluia, alleluia.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Roboto" svg:font-family="Roboto, Helvetica, Arial, sans-serif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Bielecki</meta:initial-creator>
    <meta:creation-date>2017-03-16T16:43:36</meta:creation-date>
    <dc:date>2017-03-19T14:38:07</dc:date>
    <dc:creator>Paweł Bielecki</dc:creator>
    <meta:editing-duration>PT2M57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8" meta:paragraph-count="6" meta:word-count="2038" meta:character-count="10614" meta:non-whitespace-character-count="8464"/>
  </office:meta>
</office:document-meta>
</file>